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imes-Roman" svg:font-family="Times-Roman" style:font-family-generic="roman"/>
    <style:font-face style:name="ArialMT" svg:font-family="ArialMT"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automatic-styles>
    <style:style style:name="P1" style:family="paragraph" style:parent-style-name="Standard">
      <style:text-properties style:use-window-font-color="true" style:font-name="ArialMT" fo:font-size="12pt" style:font-name-asian="ArialMT" style:font-size-asian="12pt" style:font-name-complex="ArialMT" style:font-size-complex="12pt"/>
    </style:style>
    <style:style style:name="P2" style:family="paragraph" style:parent-style-name="Title" style:master-page-name="Standard">
      <style:paragraph-properties style:page-number="auto"/>
    </style:style>
    <style:style style:name="P3" style:family="paragraph" style:parent-style-name="Subtitle">
      <style:text-properties style:use-window-font-color="true" style:font-name="Times-Roman" fo:font-size="12pt" fo:font-weight="bold" style:font-name-asian="Times-Roman" style:font-size-asian="12pt" style:font-weight-asian="bold" style:font-name-complex="Times-Roman" style:font-size-complex="12pt" style:font-weight-complex="bold"/>
    </style:style>
    <style:style style:name="P4" style:family="paragraph" style:parent-style-name="Standard" style:list-style-name="L1">
      <style:paragraph-properties style:text-autospace="none">
        <style:tab-stops>
          <style:tab-stop style:position="-0.882cm"/>
          <style:tab-stop style:position="0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5"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2pt" fo:font-weight="normal" style:font-name-asian="ArialMT" style:font-size-asian="12pt" style:font-weight-asian="normal" style:font-name-complex="ArialMT" style:font-size-complex="12pt" style:font-weight-complex="normal"/>
    </style:style>
    <style:style style:name="P6"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2pt" fo:font-style="italic" style:text-underline-style="solid" style:text-underline-width="auto" style:text-underline-color="font-color" fo:font-weight="normal" style:font-name-asian="ArialMT" style:font-size-asian="12pt" style:font-style-asian="italic" style:font-weight-asian="normal" style:font-name-complex="ArialMT" style:font-size-complex="12pt" style:font-style-complex="italic" style:font-weight-complex="normal"/>
    </style:style>
    <style:style style:name="P7"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2pt" fo:font-style="italic" style:text-underline-style="none" fo:font-weight="normal" style:font-name-asian="ArialMT" style:font-size-asian="12pt" style:font-style-asian="italic" style:font-weight-asian="normal" style:font-name-complex="ArialMT" style:font-size-complex="12pt" style:font-style-complex="italic" style:font-weight-complex="normal"/>
    </style:style>
    <style:style style:name="P8"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2pt" fo:font-style="normal" style:text-underline-style="none" fo:font-weight="normal" style:font-name-asian="ArialMT" style:font-size-asian="12pt" style:font-style-asian="normal" style:font-weight-asian="normal" style:font-name-complex="ArialMT" style:font-size-complex="12pt" style:font-style-complex="normal" style:font-weight-complex="normal"/>
    </style:style>
    <style:style style:name="P9" style:family="paragraph" style:parent-style-name="Standard" style:list-style-name="L1">
      <style:paragraph-properties style:text-autospace="none">
        <style:tab-stops>
          <style:tab-stop style:position="-0.882cm"/>
          <style:tab-stop style:position="0cm"/>
        </style:tab-stops>
      </style:paragraph-properties>
      <style:text-properties style:use-window-font-color="true" style:font-name="ArialMT" fo:font-size="12pt" fo:font-style="normal" style:text-underline-style="none" fo:font-weight="normal" style:font-name-asian="ArialMT" style:font-size-asian="12pt" style:font-style-asian="normal" style:font-weight-asian="normal" style:font-name-complex="ArialMT" style:font-size-complex="12pt" style:font-style-complex="normal" style:font-weight-complex="normal"/>
    </style:style>
    <style:style style:name="P10" style:family="paragraph" style:parent-style-name="Standard" style:list-style-name="L6">
      <style:paragraph-properties style:text-autospace="none">
        <style:tab-stops>
          <style:tab-stop style:position="-0.882cm"/>
          <style:tab-stop style:position="0cm"/>
        </style:tab-stops>
      </style:paragraph-properties>
      <style:text-properties style:use-window-font-color="true" style:font-name="ArialMT" fo:font-size="12pt" fo:font-style="normal" style:text-underline-style="none" fo:font-weight="normal" style:font-name-asian="ArialMT" style:font-size-asian="12pt" style:font-style-asian="normal" style:font-weight-asian="normal" style:font-name-complex="ArialMT" style:font-size-complex="12pt" style:font-style-complex="normal" style:font-weight-complex="normal"/>
    </style:style>
    <style:style style:name="P11"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2pt" fo:font-style="normal" style:text-underline-style="none" fo:font-weight="bold" style:font-name-asian="ArialMT" style:font-size-asian="12pt" style:font-style-asian="normal" style:font-weight-asian="bold" style:font-name-complex="ArialMT" style:font-size-complex="12pt" style:font-style-complex="normal" style:font-weight-complex="bold"/>
    </style:style>
    <style:style style:name="P12" style:family="paragraph" style:parent-style-name="Standard" style:list-style-name="L1">
      <style:paragraph-properties style:text-autospace="none">
        <style:tab-stops>
          <style:tab-stop style:position="-0.882cm"/>
          <style:tab-stop style:position="0cm"/>
        </style:tab-stops>
      </style:paragraph-properties>
      <style:text-properties style:use-window-font-color="true" style:font-name="ArialMT" fo:font-size="12pt" style:text-underline-style="none" fo:font-weight="normal" style:font-name-asian="ArialMT" style:font-size-asian="12pt" style:font-weight-asian="normal" style:font-name-complex="ArialMT" style:font-size-complex="12pt" style:font-weight-complex="normal"/>
    </style:style>
    <style:style style:name="P13" style:family="paragraph" style:parent-style-name="Standard">
      <style:paragraph-properties style:text-autospace="none">
        <style:tab-stops>
          <style:tab-stop style:position="-0.882cm"/>
          <style:tab-stop style:position="0cm"/>
        </style:tab-stops>
      </style:paragraph-properties>
      <style:text-properties style:use-window-font-color="true" style:font-name="ArialMT" fo:font-size="12pt" fo:font-weight="bold" style:font-name-asian="ArialMT" style:font-size-asian="12pt" style:font-weight-asian="bold" style:font-name-complex="ArialMT" style:font-size-complex="12pt" style:font-weight-complex="bold"/>
    </style:style>
    <style:style style:name="P14" style:family="paragraph" style:parent-style-name="Standard">
      <style:text-properties style:use-window-font-color="true" style:font-name="ArialMT" fo:font-size="12pt" fo:font-weight="normal" style:font-name-asian="Times-Roman" style:font-size-asian="12pt" style:font-weight-asian="normal" style:font-name-complex="Times-Roman" style:font-size-complex="12pt" style:font-weight-complex="normal"/>
    </style:style>
    <style:style style:name="P15" style:family="paragraph" style:parent-style-name="Standard">
      <style:text-properties style:use-window-font-color="true" style:font-name="ArialMT" fo:font-size="12pt" style:text-underline-style="solid" style:text-underline-width="auto" style:text-underline-color="font-color" fo:font-weight="bold" style:font-name-asian="Times-Roman" style:font-size-asian="12pt" style:font-weight-asian="bold" style:font-name-complex="Times-Roman" style:font-size-complex="12pt" style:font-weight-complex="bold"/>
    </style:style>
    <style:style style:name="P16" style:family="paragraph" style:parent-style-name="Standard">
      <style:text-properties style:use-window-font-color="true" style:font-name="ArialMT" fo:font-size="12pt" style:text-underline-style="none" fo:font-weight="normal" style:font-name-asian="Times-Roman" style:font-size-asian="12pt" style:font-weight-asian="normal" style:font-name-complex="Times-Roman" style:font-size-complex="12pt" style:font-weight-complex="normal"/>
    </style:style>
    <style:style style:name="P17" style:family="paragraph" style:parent-style-name="Standard">
      <style:text-properties style:use-window-font-color="true" style:font-name="ArialMT" fo:font-size="12pt" fo:font-style="italic" style:text-underline-style="solid" style:text-underline-width="auto" style:text-underline-color="font-color" fo:font-weight="normal" style:font-name-asian="Times-Roman" style:font-size-asian="12pt" style:font-style-asian="italic" style:font-weight-asian="normal" style:font-name-complex="Times-Roman" style:font-size-complex="12pt" style:font-style-complex="italic" style:font-weight-complex="normal"/>
    </style:style>
    <style:style style:name="P18" style:family="paragraph" style:parent-style-name="Standard">
      <style:text-properties style:use-window-font-color="true" style:font-name="ArialMT" fo:font-size="12pt" fo:font-style="normal" style:text-underline-style="none" fo:font-weight="normal" style:font-name-asian="Times-Roman" style:font-size-asian="12pt" style:font-style-asian="normal" style:font-weight-asian="normal" style:font-name-complex="Times-Roman" style:font-size-complex="12pt" style:font-style-complex="normal" style:font-weight-complex="normal"/>
    </style:style>
    <style:style style:name="P19" style:family="paragraph" style:parent-style-name="Standard" style:list-style-name="L5">
      <style:text-properties style:use-window-font-color="true" style:font-name="ArialMT" fo:font-size="12pt" fo:font-style="normal" style:text-underline-style="none" fo:font-weight="normal" style:font-name-asian="Times-Roman" style:font-size-asian="12pt" style:font-style-asian="normal" style:font-weight-asian="normal" style:font-name-complex="Times-Roman"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mulation Results <text:bookmark text:name="_GoBack"/>&amp; Analysis</text:p>
      <text:p text:style-name="P3"/>
      <text:p text:style-name="P14">To understand whether the developed model provides useful results and meets the initial specification, two separate methods were used. Firstly, using the model to run simulations provides a number of pieces of information. In regards to the problem domain, finding out new information about the impact of social networking upon smoking is a key aim, but at the same time, these simulations should help to demonstrate whether the model is balanced, efficient and a good base for future work. Following this, analysis of the model from a qualitative viewpoint will form the second part of this section. As a part of the specification concerns itself with understanding whether the model is a suitable proof of concept for a commercial model, this is combined with general thoughts on the quality of the model and any future improvements. The basis of this analysis comes from both the design decisions and the results of the simulations carried out.</text:p>
      <text:p text:style-name="P15">Simulation Analysis</text:p>
      <text:p text:style-name="P16">Using the developed model, a wide range of possible situations can be simulated through using generated or sampled graphs along with configuring certain percentages of the population to smoke, give up or not smoke at all. Whilst running all of these simulations is beyond the scope of this project, ones from prominent categories were run instead. These categories were <text:span text:style-name="T3">simulation parameters</text:span><text:span text:style-name="T2">, </text:span><text:span text:style-name="T3">large networks</text:span><text:span text:style-name="T2">, </text:span><text:span text:style-name="T3">sampled networks</text:span><text:span text:style-name="T2">, and </text:span><text:span text:style-name="T3">composite networks</text:span><text:span text:style-name="T2">. </text:span></text:p>
      <text:p text:style-name="P16"><text:span text:style-name="T2">For all simulations, 30,000 simulation steps were carried out with graph and attribute files being exported every 1000 steps. A simulation step is a difficult concept to assign a unit of time to since it is discrete and involves making decisions, assessing influence and rearranging social ties all in one movement. In light of this, the simulation length, whilst not given a specific time period, should be considered to represent months and years rather than hours and days.</text:span></text:p>
      <text:p text:style-name="P17">Simulation Parameters</text:p>
      <text:p text:style-name="P18">Given the number of agent attributes and system parameters, there are many initial set-ups to try to model. Since a number of these do not provide useful information in relation to the model or the problem domain, they will not be covered. </text:p>
      <text:p text:style-name="P18">A high-level investigation into the percentage of smokers and of those giving up was conducted using a base graph as seen in <text:span text:style-name="T5">FIGURE X. </text:span>By starting with <text:span text:style-name="T5">XX%</text:span> of the nodes as smokers and of those not smoking, around <text:span text:style-name="T5">XX%</text:span> giving up, the baseline simulation ended.</text:p>
      <text:p text:style-name="P18"><text:span text:style-name="T5"/></text:p>
      <text:p text:style-name="P18"><text:span text:style-name="T5">FIG X, base graph</text:span> </text:p>
      <text:list xml:id="list2845995389579346687" text:style-name="L1">
        <text:list-item>
          <text:list>
            <text:list-item>
              <text:p text:style-name="P4">Initial set ups</text:p>
              <text:list>
                <text:list-item>
                  <text:p text:style-name="P4">Giving up/smokers</text:p>
                  <text:list>
                    <text:list-item>
                      <text:p text:style-name="P4"><text:soft-page-break/>Use the one in the pres for this</text:p>
                    </text:list-item>
                    <text:list-item>
                      <text:p text:style-name="P4">starting number of smokers/giving up causes change</text:p>
                    </text:list-item>
                  </text:list>
                </text:list-item>
                <text:list-item>
                  <text:p text:style-name="P9">other params (change means etc)</text:p>
                </text:list-item>
              </text:list>
            </text:list-item>
          </text:list>
        </text:list-item>
      </text:list>
      <text:p text:style-name="P17">Large Networks</text:p>
      <text:list xml:id="list6010304195198189359" text:style-name="L5">
        <text:list-item>
          <text:p text:style-name="P19">large SF</text:p>
        </text:list-item>
        <text:list-item>
          <text:p text:style-name="P19">large SW</text:p>
        </text:list-item>
        <text:list-item>
          <text:p text:style-name="P19">SF on a load of Sws?</text:p>
        </text:list-item>
      </text:list>
      <text:p text:style-name="P14"><text:span text:style-name="T4">Sampled Networks</text:span></text:p>
      <text:p text:style-name="P5">In order to consider how the model functions with real networks, a number of datasets were sampled. These are from the Stanford SNAP [<text:span text:style-name="T5">REF</text:span>] which provides a number of large datasets sampled from various internet sources. To maintain consistency with the system as a whole, only directed non-multi-graphs were used; undirected graphs would lack the required level relationship information whilst multi-graphs could have many of the same edge which is not catered for in this model. Generally, these datasets were very large and due the timescale of the project, the simulations could not take place on a <text:span text:style-name="T3">cluster</text:span> or <text:span text:style-name="T3">high-performance computer</text:span> (HPC) so instead, samples using the previously mentioned <text:span text:style-name="T3">snowball sampler</text:span><text:span text:style-name="T2"> were taken of different sizes and had simulations run upon them. </text:span></text:p>
      <text:p text:style-name="P5"/>
      <text:p text:style-name="P13"><text:span text:style-name="T6">Model Analysis</text:span></text:p>
      <text:list xml:id="list491970575" text:continue-list="list2845995389579346687" text:style-name="L1">
        <text:list-item>
          <text:list>
            <text:list-item>
              <text:p text:style-name="P4">Comparison to SandTable</text:p>
              <text:list>
                <text:list-item>
                  <text:p text:style-name="P4">Scale &amp; efficiency</text:p>
                  <text:list>
                    <text:list-item>
                      <text:p text:style-name="P4">HPC change</text:p>
                    </text:list-item>
                  </text:list>
                </text:list-item>
                <text:list-item>
                  <text:p text:style-name="P4">Implementation</text:p>
                </text:list-item>
                <text:list-item>
                  <text:p text:style-name="P12">Changes</text:p>
                </text:list-item>
              </text:list>
            </text:list-item>
          </text:list>
        </text:list-item>
      </text:list>
      <text:p text:style-name="P6">Commercial Analysis</text:p>
      <text:p text:style-name="P11">DO I NEED TO TALK ABOUT SANDTABLE NOT GIVING MUCH HERE?</text:p>
      <text:p text:style-name="P11"><text:span text:style-name="T1">Commercial viability analysis of this project mainly focuses on whether the current system could be used as a starting point in building a more in-depth model so looks at aspects such as scalability, efficiency and extensibility. <text:s/></text:span></text:p>
      <text:p text:style-name="P6">Model Analysis</text:p>
      <text:p text:style-name="P8">Overall, the model did provide some insight into the problem domain and from this is in some respects successful. Considering the fact that the intention was for the system to hold a proof-of-concept status, keeping the modelling of both the agent <text:soft-page-break/>and network to basic levels, it is encouraging to see that the project does seem to exhibit behaviours that would be expected <text:span text:style-name="T5">MORE</text:span></text:p>
      <text:p text:style-name="P8"><text:span text:style-name="T5">Does it show expected behaviours?</text:span></text:p>
      <text:p text:style-name="P11">Does it have the ability to provide more results?</text:p>
      <text:p text:style-name="P11">Talk about platform &amp; ability to add more stuff in</text:p>
      <text:p text:style-name="P11">Discuss quality of decision tree &amp; influence</text:p>
      <text:p text:style-name="P8">A major factor during the development of the project was that of <text:span text:style-name="T3">balancing </text:span>the model. Trial and error indicated that balance was indicated by how long the social network could maintain a structure similar to its beginning state; for example, if a scale-free network collapses into a small-world network in fewer than 10,000 simulation steps, then the model would appear to be very imbalanced, whilst a collapse over a longer period of time would indicate a better configuration. It was found that certain aspects of the system had a much greater impact on this balance than others:</text:p>
      <text:list xml:id="list3943179760327963194" text:style-name="L6">
        <text:list-item>
          <text:p text:style-name="P10">Social connection add/remove boundaries – a lower bound of 0.4 and upper bound of 0.7 was used throughout the simulations</text:p>
        </text:list-item>
      </text:list>
      <text:p text:style-name="P6">Further Improvements</text:p>
      <text:p text:style-name="P7">More attributes?</text:p>
      <text:p text:style-name="P7"/>
      <text:p text:style-name="P8">In terms of the decision tree, there are a number of design-level changes that, whilst would not impact the operation of the tree, would allow for much faster and easier tree prototyping, in turn making it more straightforward when developing new or adapting existing trees. A modular approach could be used where a decision is represented by some abstract type, allowing the specification of which attributes to decide on and their relevant thresholds for each as well as some list of which decisions lead to others. This would remove the need for extra programming when implementing new decision trees so would make the model more usable for those who do not know how to program. On top of this, it would be easier to build visualisation tools for and get an understanding of the tree at a glance compared to the current implementation which uses nested <text:span text:style-name="T3">if</text:span> statements. </text:p>
      <text:p text:style-name="P8">Another decision-tree based change would be the inclusion of 'dead-zones', which are tree states that result in no change to behaviours and/or attributes. By defining more 'no change' behaviours, this would provide another aspect of configurability and also, by offering the ability to not change, produce more gradual results. An extension to this would be to separate out physical and mental attributes. This would allow for influence, for example, to act upon mental state which in turn acts upon the individual's decisions and behaviours. Combined with the idea of dead-zones, gradual changes could be made to the mental attributes resulting in more of a 'decision-making over time' behaviour by the agent.</text:p>
      <text:p text:style-name="P8"/>
      <text:p text:style-name="P6"><text:soft-page-break/></text:p>
      <text:p text:style-name="P1"/>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imes-Roman" svg:font-family="Times-Roman" style:font-family-generic="roman"/>
    <style:font-face style:name="ArialMT" svg:font-family="ArialMT" style:font-family-generic="swiss"/>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Arial Unicode MS" svg:font-family="'Arial Unicode MS'" style:font-family-generic="system" style:font-pitch="variable"/>
    <style:font-face style:name="Calibri1" svg:font-family="Calibr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en" fo:country="GB"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Arial Unicode MS"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Standard" style:next-style-name="Subtitle" style:default-outline-level="" style:class="chapter">
      <style:paragraph-properties fo:margin-top="0cm" fo:margin-bottom="0cm" fo:line-height="100%" fo:text-align="center"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size="28pt" fo:letter-spacing="-0.018cm" style:letter-kerning="true" style:font-size-asian="28pt" style:font-size-complex="28pt"/>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style:num-suffix="." text:bullet-char="•">
        <style:list-level-properties text:space-before="0.635cm" text:min-label-width="0.635cm"/>
      </text:list-level-style-bullet>
      <text:list-level-style-bullet text:level="2" text:style-name="RTF_5f_Num_20_2_20_2" style:num-suffix="." text:bullet-char="◦">
        <style:list-level-properties text:space-before="1.905cm" text:min-label-width="0.635cm"/>
      </text:list-level-style-bullet>
      <text:list-level-style-bullet text:level="3" text:style-name="RTF_5f_Num_20_2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text:list-level-style-bullet>
      <text:list-level-style-bullet text:level="2" text:style-name="RTF_5f_Num_20_3_20_2" style:num-suffix="." text:bullet-char="◦">
        <style:list-level-properties text:space-before="1.905cm" text:min-label-width="0.635cm"/>
      </text:list-level-style-bullet>
      <text:list-level-style-bullet text:level="3" text:style-name="RTF_5f_Num_20_3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text:list-level-style-bullet>
      <text:list-level-style-bullet text:level="2" text:style-name="RTF_5f_Num_20_4_20_2" style:num-suffix="." text:bullet-char="◦">
        <style:list-level-properties text:space-before="1.905cm" text:min-label-width="0.635cm"/>
      </text:list-level-style-bullet>
      <text:list-level-style-bullet text:level="3" text:style-name="RTF_5f_Num_20_4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text:list-level-style-bullet>
      <text:list-level-style-bullet text:level="2" text:style-name="RTF_5f_Num_20_5_20_2" style:num-suffix="." text:bullet-char="◦">
        <style:list-level-properties text:space-before="1.905cm" text:min-label-width="0.635cm"/>
      </text:list-level-style-bullet>
      <text:list-level-style-bullet text:level="3" text:style-name="RTF_5f_Num_20_5_20_3" style:num-suffix="." text:bullet-char="▪">
        <style:list-level-properties text:space-before="3.175cm" text:min-label-width="0.635cm"/>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meta:initial-creator>
    <meta:editing-cycles>29</meta:editing-cycles>
    <meta:creation-date>2013-03-25T16:04:00</meta:creation-date>
    <dc:date>2013-04-14T00:26:10</dc:date>
    <meta:editing-duration>P1DT3H48M42S</meta:editing-duration>
    <meta:generator>OpenOffice.org/3.4.1$Unix OpenOffice.org_project/341m1$Build-9593</meta:generator>
    <meta:document-statistic meta:table-count="0" meta:image-count="0" meta:object-count="0" meta:page-count="4" meta:paragraph-count="41" meta:word-count="1114" meta:character-count="674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